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Converter.String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Converter.getDefa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Converter.convertToType( Class typ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Converter.String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